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1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1fa8c" style:font-name="DejaVu Sa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Atividade11</text:span><text:span text:style-name="T3">;</text:span><text:line-break/><text:line-break/><text:span text:style-name="T1">import </text:span><text:span text:style-name="T2">java.io.Serializable</text:span><text:span text:style-name="T3">;</text:span><text:line-break/><text:line-break/><text:span text:style-name="T1">public class </text:span><text:span text:style-name="T2">Sanduiche </text:span><text:span text:style-name="T1">implements </text:span><text:span text:style-name="T2">Item</text:span><text:span text:style-name="T3">, </text:span><text:span text:style-name="T2">Serializable </text:span><text:span text:style-name="T4">{</text:span><text:line-break/><text:line-break/><text:span text:style-name="T4"> <text:s text:c="3"/></text:span><text:span text:style-name="T1">private </text:span><text:span text:style-name="T2">String </text:span><text:span text:style-name="T5">nome</text:span><text:span text:style-name="T3">;</text:span><text:line-break/><text:span text:style-name="T3"> <text:s text:c="3"/></text:span><text:span text:style-name="T1">private </text:span><text:span text:style-name="T2">String </text:span><text:span text:style-name="T5">tamanho</text:span><text:span text:style-name="T3">;</text:span><text:line-break/><text:span text:style-name="T3"> <text:s text:c="3"/></text:span><text:span text:style-name="T1">private double </text:span><text:span text:style-name="T5">preco</text:span><text:span text:style-name="T3">;</text:span><text:line-break/><text:span text:style-name="T3"> <text:s text:c="3"/></text:span><text:span text:style-name="T1">private int </text:span><text:span text:style-name="T5">numeroDeCarnes</text:span><text:span text:style-name="T3">;</text:span><text:line-break/><text:span text:style-name="T3"> <text:s text:c="3"/></text:span><text:span text:style-name="T1">private </text:span><text:span text:style-name="T2">String </text:span><text:span text:style-name="T5">pontoDaCarne</text:span><text:span text:style-name="T3">;</text:span><text:line-break/><text:line-break/><text:span text:style-name="T3"> <text:s text:c="3"/></text:span><text:span text:style-name="T1">int </text:span><text:span text:style-name="T5">id</text:span><text:span text:style-name="T3">;</text:span><text:line-break/><text:line-break/><text:line-break/><text:span text:style-name="T3"> <text:s text:c="3"/></text:span><text:span text:style-name="T1">public </text:span><text:span text:style-name="T2">Sanduiche</text:span><text:span text:style-name="T6">(</text:span><text:span text:style-name="T2">String </text:span><text:span text:style-name="T7">nome</text:span><text:span text:style-name="T3">, </text:span><text:span text:style-name="T2">String </text:span><text:span text:style-name="T7">tamanho</text:span><text:span text:style-name="T3">, </text:span><text:span text:style-name="T1">double </text:span><text:span text:style-name="T7">preco</text:span><text:span text:style-name="T6">) </text:span><text:span text:style-name="T4">{</text:span><text:line-break/><text:span text:style-name="T4"> <text:s text:c="7"/></text:span><text:span text:style-name="T9">setNome</text:span><text:span text:style-name="T6">(</text:span><text:span text:style-name="T7">nome</text:span><text:span text:style-name="T6">)</text:span><text:span text:style-name="T3">;</text:span><text:line-break/><text:span text:style-name="T3"> <text:s text:c="7"/></text:span><text:span text:style-name="T9">setTamanho</text:span><text:span text:style-name="T6">(</text:span><text:span text:style-name="T7">tamanho</text:span><text:span text:style-name="T6">)</text:span><text:span text:style-name="T3">;</text:span><text:line-break/><text:span text:style-name="T3"> <text:s text:c="7"/></text:span><text:span text:style-name="T9">setPreco</text:span><text:span text:style-name="T6">(</text:span><text:span text:style-name="T7">preco</text:span><text:span text:style-name="T6">)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1">void </text:span><text:span text:style-name="T9">numCarnes</text:span><text:span text:style-name="T6">(</text:span><text:span text:style-name="T1">int </text:span><text:span text:style-name="T7">numeroDeCarnes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numeroDeCarnes </text:span><text:span text:style-name="T3">= </text:span><text:span text:style-name="T7">numeroDeCarnes</text:span><text:span text:style-name="T3">;</text:span><text:line-break/><text:span text:style-name="T3"> <text:s text:c="7"/></text:span><text:span text:style-name="T1">if </text:span><text:span text:style-name="T6">(</text:span><text:span text:style-name="T7">numeroDeCarnes </text:span><text:span text:style-name="T3">&gt; </text:span><text:span text:style-name="T12">1</text:span><text:span text:style-name="T6">) </text:span><text:span text:style-name="T4">{</text:span><text:line-break/><text:span text:style-name="T4"> <text:s text:c="11"/></text:span><text:span text:style-name="T1">this</text:span><text:span text:style-name="T3">.</text:span><text:span text:style-name="T5">preco </text:span><text:span text:style-name="T3">+= </text:span><text:span text:style-name="T6">(</text:span><text:span text:style-name="T7">numeroDeCarnes </text:span><text:span text:style-name="T3">- </text:span><text:span text:style-name="T12">1</text:span><text:span text:style-name="T6">) </text:span><text:span text:style-name="T3">* </text:span><text:span text:style-name="T12">3.99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1">void </text:span><text:span text:style-name="T9">pontoCarne</text:span><text:span text:style-name="T6">(</text:span><text:span text:style-name="T2">String </text:span><text:span text:style-name="T7">ponto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pontoDaCarne </text:span><text:span text:style-name="T3">= </text:span><text:span text:style-name="T7">pont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</text:span><text:span text:style-name="T2">String </text:span><text:span text:style-name="T9">getNome</text:span><text:span text:style-name="T6">() </text:span><text:span text:style-name="T4">{</text:span><text:line-break/><text:span text:style-name="T4"> <text:s text:c="7"/></text:span><text:span text:style-name="T1">return </text:span><text:span text:style-name="T5">nome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void </text:span><text:span text:style-name="T9">setNome</text:span><text:span text:style-name="T6">(</text:span><text:span text:style-name="T2">String </text:span><text:span text:style-name="T7">nome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nome </text:span><text:span text:style-name="T3">= </text:span><text:span text:style-name="T7">nome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</text:span><text:span text:style-name="T2">String </text:span><text:span text:style-name="T9">getTamanho</text:span><text:span text:style-name="T6">() </text:span><text:span text:style-name="T4">{</text:span><text:line-break/><text:span text:style-name="T4"> <text:s text:c="7"/></text:span><text:span text:style-name="T1">return </text:span><text:span text:style-name="T5">tamanh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void </text:span><text:span text:style-name="T9">setTamanho</text:span><text:span text:style-name="T6">(</text:span><text:span text:style-name="T2">String </text:span><text:span text:style-name="T7">tamanho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tamanho </text:span><text:span text:style-name="T3">= </text:span><text:span text:style-name="T7">tamanh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double </text:span><text:span text:style-name="T9">getPreco</text:span><text:span text:style-name="T6">() </text:span><text:span text:style-name="T4">{</text:span><text:line-break/><text:span text:style-name="T4"> <text:s text:c="7"/></text:span><text:span text:style-name="T1">return </text:span><text:span text:style-name="T5">prec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void </text:span><text:span text:style-name="T9">setPreco</text:span><text:span text:style-name="T6">(</text:span><text:span text:style-name="T1">double </text:span><text:span text:style-name="T7">preco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preco </text:span><text:span text:style-name="T3">= </text:span><text:span text:style-name="T7">prec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1">@Override</text:span><text:line-break/><text:span text:style-name="T11"> <text:s text:c="3"/></text:span><text:span text:style-name="T1">public </text:span><text:span text:style-name="T2">String </text:span><text:span text:style-name="T9">toString</text:span><text:span text:style-name="T6">() </text:span><text:span text:style-name="T4">{</text:span><text:line-break/><text:span text:style-name="T4"> <text:s text:c="7"/></text:span><text:span text:style-name="T1">return </text:span><text:span text:style-name="T13">"Sanduiche: "</text:span><text:span text:style-name="T3">+</text:span><text:span text:style-name="T5">nome </text:span><text:span text:style-name="T3">+</text:span><text:span text:style-name="T13">", Tamanho: "</text:span><text:span text:style-name="T3">+ </text:span><text:span text:style-name="T5">tamanho</text:span><text:span text:style-name="T3">+</text:span><text:span text:style-name="T13">", Preco: "</text:span><text:span text:style-name="T3">+</text:span><text:span text:style-name="T5">preco</text:span><text:span text:style-name="T3">;</text:span><text:line-break/><text:span text:style-name="T3"> <text:s text:c="3"/></text:span><text:span text:style-name="T4">}</text:span><text:line-break/><text:soft-page-break/><text:line-break/><text:span text:style-name="T4"> <text:s text:c="3"/></text:span><text:span text:style-name="T11">@Override</text:span><text:line-break/><text:span text:style-name="T11"> <text:s text:c="3"/></text:span><text:span text:style-name="T1">public int </text:span><text:span text:style-name="T9">getID</text:span><text:span text:style-name="T6">() </text:span><text:span text:style-name="T4">{</text:span><text:line-break/><text:span text:style-name="T4"> <text:s text:c="7"/></text:span><text:span text:style-name="T1">return </text:span><text:span text:style-name="T5">id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1">@Override</text:span><text:line-break/><text:span text:style-name="T11"> <text:s text:c="3"/></text:span><text:span text:style-name="T1">public void </text:span><text:span text:style-name="T9">setID</text:span><text:span text:style-name="T6">(</text:span><text:span text:style-name="T1">int </text:span><text:span text:style-name="T7">id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id </text:span><text:span text:style-name="T3">= </text:span><text:span text:style-name="T7">id</text:span><text:span text:style-name="T3">;</text:span><text:line-break/><text:line-break/><text:span text:style-name="T3"> <text:s text:c="3"/></text:span><text:span text:style-name="T4">}</text:span><text:line-break/><text:span text:style-name="T4">}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package </text:span><text:span text:style-name="T2">Atividade11</text:span><text:span text:style-name="T3">;</text:span><text:line-break/><text:line-break/><text:span text:style-name="T1">import </text:span><text:span text:style-name="T2">java.io.Serializable</text:span><text:span text:style-name="T3">;</text:span><text:line-break/><text:line-break/><text:span text:style-name="T1">public class </text:span><text:span text:style-name="T2">Sanduiche2 </text:span><text:span text:style-name="T1">implements </text:span><text:span text:style-name="T2">Item</text:span><text:span text:style-name="T3">, </text:span><text:span text:style-name="T2">Serializable </text:span><text:span text:style-name="T4">{</text:span><text:line-break/><text:line-break/><text:span text:style-name="T4"> <text:s text:c="3"/></text:span><text:span text:style-name="T1">int </text:span><text:span text:style-name="T5">id</text:span><text:span text:style-name="T3">;</text:span><text:line-break/><text:span text:style-name="T3"> <text:s text:c="3"/></text:span><text:span text:style-name="T2">Sanduiche </text:span><text:span text:style-name="T5">sanduiche</text:span><text:span text:style-name="T3">;</text:span><text:line-break/><text:line-break/><text:span text:style-name="T3"> <text:s text:c="3"/></text:span><text:span text:style-name="T1">public </text:span><text:span text:style-name="T2">Sanduiche2</text:span><text:span text:style-name="T6">(</text:span><text:span text:style-name="T2">String </text:span><text:span text:style-name="T7">nome</text:span><text:span text:style-name="T3">, </text:span><text:span text:style-name="T2">String </text:span><text:span text:style-name="T7">tamanho</text:span><text:span text:style-name="T3">, </text:span><text:span text:style-name="T1">double </text:span><text:span text:style-name="T7">preco</text:span><text:span text:style-name="T6">)</text:span><text:span text:style-name="T4">{</text:span><text:line-break/><text:span text:style-name="T4"> <text:s text:c="7"/></text:span><text:span text:style-name="T1">this</text:span><text:span text:style-name="T3">.</text:span><text:span text:style-name="T5">sanduiche </text:span><text:span text:style-name="T3">= </text:span><text:span text:style-name="T1">new </text:span><text:span text:style-name="T2">Sanduiche</text:span><text:span text:style-name="T6">(</text:span><text:span text:style-name="T7">nome</text:span><text:span text:style-name="T3">,</text:span><text:span text:style-name="T7">tamanho</text:span><text:span text:style-name="T3">,</text:span><text:span text:style-name="T7">preco</text:span><text:span text:style-name="T6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1">@Override</text:span><text:line-break/><text:span text:style-name="T11"> <text:s text:c="3"/></text:span><text:span text:style-name="T1">public </text:span><text:span text:style-name="T2">String </text:span><text:span text:style-name="T9">toString</text:span><text:span text:style-name="T6">() </text:span><text:span text:style-name="T4">{</text:span><text:line-break/><text:span text:style-name="T4"> <text:s text:c="7"/></text:span><text:span text:style-name="T1">return </text:span><text:span text:style-name="T5">sanduiche</text:span><text:span text:style-name="T3">.</text:span><text:span text:style-name="T9">toString</text:span><text:span text:style-name="T6">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1">@Override</text:span><text:line-break/><text:span text:style-name="T11"> <text:s text:c="3"/></text:span><text:span text:style-name="T1">public int </text:span><text:span text:style-name="T9">getID</text:span><text:span text:style-name="T6">() </text:span><text:span text:style-name="T4">{</text:span><text:line-break/><text:span text:style-name="T4"> <text:s text:c="7"/></text:span><text:span text:style-name="T1">return </text:span><text:span text:style-name="T5">id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1">@Override</text:span><text:line-break/><text:span text:style-name="T11"> <text:s text:c="3"/></text:span><text:span text:style-name="T1">public void </text:span><text:span text:style-name="T9">setID</text:span><text:span text:style-name="T6">(</text:span><text:span text:style-name="T1">int </text:span><text:span text:style-name="T7">id</text:span><text:span text:style-name="T6">) </text:span><text:span text:style-name="T4">{</text:span><text:line-break/><text:span text:style-name="T4"> <text:s text:c="7"/></text:span><text:span text:style-name="T1">this</text:span><text:span text:style-name="T3">.</text:span><text:span text:style-name="T5">id </text:span><text:span text:style-name="T3">= </text:span><text:span text:style-name="T7">id</text:span><text:span text:style-name="T3">;</text:span><text:line-break/><text:span text:style-name="T3"> <text:s text:c="3"/></text:span><text:span text:style-name="T4">}</text:span><text:line-break/><text:span text:style-name="T4">}</text:span><text:line-break/></text:p>
      <text:p text:style-name="Standard"/>
      <text:p text:style-name="Standard"/>
      <text:p text:style-name="Standard"/>
      <text:p text:style-name="P1"><text:span text:style-name="T1">package </text:span><text:span text:style-name="T2">Atividade11</text:span><text:span text:style-name="T3">;</text:span><text:line-break/><text:line-break/><text:line-break/><text:span text:style-name="T1">import </text:span><text:span text:style-name="T2">java.io.</text:span><text:span text:style-name="T3">*;</text:span><text:line-break/><text:span text:style-name="T1">import </text:span><text:span text:style-name="T2">java.util.ArrayList</text:span><text:span text:style-name="T3">;</text:span><text:line-break/><text:line-break/><text:span text:style-name="T1">public class </text:span><text:span text:style-name="T2">RepositorioSanduiche </text:span><text:span text:style-name="T1">implements </text:span><text:span text:style-name="T2">Serializable </text:span><text:span text:style-name="T4">{</text:span><text:line-break/><text:line-break/><text:soft-page-break/><text:span text:style-name="T4"> <text:s text:c="3"/></text:span><text:span text:style-name="T2">ArrayList</text:span><text:span text:style-name="T3">&lt;</text:span><text:span text:style-name="T2">Item</text:span><text:span text:style-name="T3">&gt; </text:span><text:span text:style-name="T5">sanduiches</text:span><text:span text:style-name="T3">;</text:span><text:line-break/><text:span text:style-name="T3"> <text:s text:c="3"/></text:span><text:span text:style-name="T1">int </text:span><text:span text:style-name="T5">cont</text:span><text:span text:style-name="T3">;</text:span><text:line-break/><text:line-break/><text:span text:style-name="T3"> <text:s text:c="3"/></text:span><text:span text:style-name="T1">public </text:span><text:span text:style-name="T2">RepositorioSanduiche</text:span><text:span text:style-name="T6">() </text:span><text:span text:style-name="T4">{</text:span><text:line-break/><text:span text:style-name="T4"> <text:s text:c="7"/></text:span><text:span text:style-name="T1">this</text:span><text:span text:style-name="T3">.</text:span><text:span text:style-name="T5">sanduiches </text:span><text:span text:style-name="T3">= </text:span><text:span text:style-name="T1">new </text:span><text:span text:style-name="T2">ArrayList</text:span><text:span text:style-name="T3">&lt;</text:span><text:span text:style-name="T2">Item</text:span><text:span text:style-name="T3">&gt;</text:span><text:span text:style-name="T6">()</text:span><text:span text:style-name="T3">;</text:span><text:line-break/><text:span text:style-name="T3"> <text:s text:c="7"/></text:span><text:span text:style-name="T15">//sanduiches.add(new Sanduiche("Bobs Frango", "Medio", 12.0));</text:span><text:line-break/><text:span text:style-name="T15"> <text:s text:c="5"/>//sanduiches.add(new Sanduiche("Bacon", "Pequeno", 2.0));</text:span><text:line-break/><text:span text:style-name="T15"> <text:s text:c="6"/></text:span><text:span text:style-name="T5">cont </text:span><text:span text:style-name="T3">= </text:span><text:span text:style-name="T12">0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static </text:span><text:span text:style-name="T2">ArrayList</text:span><text:span text:style-name="T3">&lt;</text:span><text:span text:style-name="T2">Sanduiche</text:span><text:span text:style-name="T3">&gt; </text:span><text:span text:style-name="T9">repositorio</text:span><text:span text:style-name="T6">(</text:span><text:span text:style-name="T2">Sanduiche </text:span><text:span text:style-name="T7">sanduiche</text:span><text:span text:style-name="T6">) </text:span><text:span text:style-name="T4">{</text:span><text:line-break/><text:span text:style-name="T4"> <text:s text:c="7"/></text:span><text:span text:style-name="T2">ArrayList</text:span><text:span text:style-name="T3">&lt;</text:span><text:span text:style-name="T2">Sanduiche</text:span><text:span text:style-name="T3">&gt; </text:span><text:span text:style-name="T8">sanduiches1 </text:span><text:span text:style-name="T3">= </text:span><text:span text:style-name="T1">new </text:span><text:span text:style-name="T2">ArrayList</text:span><text:span text:style-name="T3">&lt;</text:span><text:span text:style-name="T2">Sanduiche</text:span><text:span text:style-name="T3">&gt;</text:span><text:span text:style-name="T6">()</text:span><text:span text:style-name="T3">;</text:span><text:line-break/><text:span text:style-name="T3"> <text:s text:c="7"/></text:span><text:span text:style-name="T8">sanduiches1</text:span><text:span text:style-name="T3">.</text:span><text:span text:style-name="T9">add</text:span><text:span text:style-name="T6">(</text:span><text:span text:style-name="T7">sanduiche</text:span><text:span text:style-name="T6">)</text:span><text:span text:style-name="T3">;</text:span><text:line-break/><text:span text:style-name="T3"> <text:s text:c="7"/></text:span><text:span text:style-name="T15">//sanduiches1.add(new Sanduiche("Frango", "Medio", 12.0));</text:span><text:line-break/><text:span text:style-name="T15"> <text:s text:c="7"/>//sanduiches1.add(new Sanduiche("Bacon", "Pequeno", 2));</text:span><text:line-break/><text:span text:style-name="T15"> <text:s text:c="7"/></text:span><text:span text:style-name="T1">return </text:span><text:span text:style-name="T8">sanduiches1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1">public void </text:span><text:span text:style-name="T9">cadastraSanduiche</text:span><text:span text:style-name="T6">(</text:span><text:span text:style-name="T2">Item </text:span><text:span text:style-name="T7">sanduiche</text:span><text:span text:style-name="T6">)</text:span><text:span text:style-name="T4">{</text:span><text:line-break/><text:span text:style-name="T4"> <text:s text:c="7"/></text:span><text:span text:style-name="T7">sanduiche</text:span><text:span text:style-name="T3">.</text:span><text:span text:style-name="T9">setID</text:span><text:span text:style-name="T6">(</text:span><text:span text:style-name="T5">cont</text:span><text:span text:style-name="T6">)</text:span><text:span text:style-name="T3">;</text:span><text:line-break/><text:span text:style-name="T3"> <text:s text:c="7"/></text:span><text:span text:style-name="T1">this</text:span><text:span text:style-name="T3">.</text:span><text:span text:style-name="T5">sanduiches</text:span><text:span text:style-name="T3">.</text:span><text:span text:style-name="T9">add</text:span><text:span text:style-name="T6">(</text:span><text:span text:style-name="T7">sanduiche</text:span><text:span text:style-name="T6">)</text:span><text:span text:style-name="T3">;</text:span><text:line-break/><text:span text:style-name="T3"> <text:s text:c="7"/></text:span><text:span text:style-name="T5">cont</text:span><text:span text:style-name="T3">++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int </text:span><text:span text:style-name="T9">ultimoID</text:span><text:span text:style-name="T6">()</text:span><text:span text:style-name="T4">{</text:span><text:line-break/><text:span text:style-name="T4"> <text:s text:c="7"/></text:span><text:span text:style-name="T1">return </text:span><text:span text:style-name="T5">con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</text:span><text:span text:style-name="T2">Item </text:span><text:span text:style-name="T9">recuperar</text:span><text:span text:style-name="T6">(</text:span><text:span text:style-name="T1">int </text:span><text:span text:style-name="T7">id</text:span><text:span text:style-name="T6">) </text:span><text:span text:style-name="T4">{</text:span><text:line-break/><text:span text:style-name="T4"> <text:s text:c="7"/></text:span><text:span text:style-name="T1">for </text:span><text:span text:style-name="T6">(</text:span><text:span text:style-name="T2">Item </text:span><text:span text:style-name="T8">inter </text:span><text:span text:style-name="T3">: </text:span><text:span text:style-name="T5">sanduiches</text:span><text:span text:style-name="T6">) </text:span><text:span text:style-name="T4">{</text:span><text:line-break/><text:span text:style-name="T4"> <text:s text:c="11"/></text:span><text:span text:style-name="T1">if </text:span><text:span text:style-name="T6">(</text:span><text:span text:style-name="T8">inter</text:span><text:span text:style-name="T3">.</text:span><text:span text:style-name="T9">getID</text:span><text:span text:style-name="T6">() </text:span><text:span text:style-name="T3">== </text:span><text:span text:style-name="T7">id</text:span><text:span text:style-name="T6">)</text:span><text:line-break/><text:span text:style-name="T6"> <text:s text:c="15"/></text:span><text:span text:style-name="T1">return </text:span><text:span text:style-name="T8">inter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1">return null</text:span><text:span text:style-name="T3">;</text:span><text:line-break/><text:span text:style-name="T3"> <text:s text:c="3"/></text:span><text:span text:style-name="T4">}</text:span><text:line-break/><text:line-break/><text:line-break/><text:span text:style-name="T4"> <text:s text:c="2"/></text:span><text:span text:style-name="T15">/* public void removeSanduiche(String sanduiche){</text:span><text:line-break/><text:span text:style-name="T15"> <text:s text:c="7"/>boolean encontrou = false;</text:span><text:line-break/><text:span text:style-name="T15"> <text:s text:c="7"/>for(Item i: sanduiches){</text:span><text:line-break/><text:span text:style-name="T15"> <text:s text:c="11"/>if(i.equals(sanduiche)){</text:span><text:line-break/><text:span text:style-name="T15"> <text:s text:c="15"/>sanduiches.remove(i);</text:span><text:line-break/><text:span text:style-name="T15"> <text:s text:c="15"/>encontrou = true;</text:span><text:line-break/><text:span text:style-name="T15"> <text:s text:c="15"/>System.out.println("Sanduiche "+sanduiche+" removido!");</text:span><text:line-break/><text:span text:style-name="T15"> <text:s text:c="11"/>}</text:span><text:line-break/><text:line-break/><text:span text:style-name="T15"> <text:s text:c="7"/>}</text:span><text:line-break/><text:span text:style-name="T15"> <text:s text:c="7"/>if (encontrou == false) {</text:span><text:line-break/><text:span text:style-name="T15"> <text:s text:c="11"/>System.out.println("Sanduiche "+sanduiche+" não encontrado!");</text:span><text:line-break/><text:span text:style-name="T15"> <text:s text:c="7"/>}</text:span><text:line-break/><text:span text:style-name="T15"> <text:s text:c="3"/>}*/</text:span><text:line-break/><text:line-break/><text:span text:style-name="T15"> <text:s text:c="3"/></text:span><text:span text:style-name="T1">public static void </text:span><text:span text:style-name="T9">mostraSanduiche</text:span><text:span text:style-name="T6">(</text:span><text:span text:style-name="T2">ArrayList</text:span><text:span text:style-name="T3">&lt;</text:span><text:span text:style-name="T2">Sanduiche</text:span><text:span text:style-name="T3">&gt; </text:span><text:span text:style-name="T7">sanduiches</text:span><text:span text:style-name="T6">)</text:span><text:span text:style-name="T4">{</text:span><text:line-break/><text:span text:style-name="T4"> <text:s text:c="7"/></text:span><text:span text:style-name="T1">for </text:span><text:span text:style-name="T6">(</text:span><text:span text:style-name="T2">Sanduiche </text:span><text:span text:style-name="T8">i</text:span><text:span text:style-name="T3">: </text:span><text:span text:style-name="T7">sanduiches</text:span><text:span text:style-name="T6">)</text:span><text:span text:style-name="T4">{</text:span><text:line-break/><text:span text:style-name="T4"> <text:s text:c="11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8">i</text:span><text:span text:style-name="T3">.</text:span><text:span text:style-name="T9">getNome</text:span><text:span text:style-name="T6">()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 <text:s text:c="3"/></text:span><text:span text:style-name="T1">public void </text:span><text:span text:style-name="T9">salvarRepositorio</text:span><text:span text:style-name="T6">(</text:span><text:span text:style-name="T2">String </text:span><text:span text:style-name="T7">caminhoArquivo</text:span><text:span text:style-name="T6">) </text:span><text:span text:style-name="T1">throws </text:span><text:span text:style-name="T2">IOException </text:span><text:span text:style-name="T4">{</text:span><text:line-break/><text:span text:style-name="T4"> <text:s text:c="7"/></text:span><text:span text:style-name="T15">// </text:span><text:span text:style-name="T12">https://www.devmedia.com.br/use-a-serializacao-em-java-com-seguranca/29012</text:span><text:line-break/><text:span text:style-name="T12"> <text:s text:c="7"/></text:span><text:span text:style-name="T2">FileOutputStream </text:span><text:span text:style-name="T8">fout </text:span><text:span text:style-name="T3">= </text:span><text:span text:style-name="T1">new </text:span><text:span text:style-name="T2">FileOutputStream</text:span><text:span text:style-name="T6">(</text:span><text:span text:style-name="T7">caminhoArquivo</text:span><text:span text:style-name="T6">)</text:span><text:span text:style-name="T3">;</text:span><text:line-break/><text:span text:style-name="T3"> <text:s text:c="7"/></text:span><text:span text:style-name="T2">ObjectOutputStream </text:span><text:span text:style-name="T8">oos </text:span><text:span text:style-name="T3">= </text:span><text:span text:style-name="T1">new </text:span><text:span text:style-name="T2">ObjectOutputStream</text:span><text:span text:style-name="T6">(</text:span><text:span text:style-name="T8">fout</text:span><text:span text:style-name="T6">)</text:span><text:span text:style-name="T3">;</text:span><text:line-break/><text:span text:style-name="T3"> <text:s text:c="7"/></text:span><text:span text:style-name="T8">oos</text:span><text:span text:style-name="T3">.</text:span><text:span text:style-name="T9">writeObject</text:span><text:span text:style-name="T6">(</text:span><text:span text:style-name="T1">this</text:span><text:span text:style-name="T6">)</text:span><text:span text:style-name="T3">;</text:span><text:line-break/><text:soft-page-break/><text:span text:style-name="T3"> <text:s text:c="7"/></text:span><text:span text:style-name="T8">oos</text:span><text:span text:style-name="T3">.</text:span><text:span text:style-name="T9">close</text:span><text:span text:style-name="T6">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static </text:span><text:span text:style-name="T2">RepositorioSanduiche </text:span><text:span text:style-name="T9">carregarRepositorio</text:span><text:span text:style-name="T6">(</text:span><text:span text:style-name="T2">String </text:span><text:span text:style-name="T7">caminhoArquivo</text:span><text:span text:style-name="T6">) </text:span><text:span text:style-name="T1">throws </text:span><text:span text:style-name="T2">IOException</text:span><text:span text:style-name="T3">, </text:span><text:span text:style-name="T2">ClassNotFoundException </text:span><text:span text:style-name="T4">{</text:span><text:line-break/><text:span text:style-name="T4"> <text:s text:c="7"/></text:span><text:span text:style-name="T15">// </text:span><text:span text:style-name="T12">https://www.devmedia.com.br/use-a-serializacao-em-java-com-seguranca/29012</text:span><text:line-break/><text:span text:style-name="T12"> <text:s text:c="7"/></text:span><text:span text:style-name="T2">FileInputStream </text:span><text:span text:style-name="T8">fin </text:span><text:span text:style-name="T3">= </text:span><text:span text:style-name="T1">new </text:span><text:span text:style-name="T2">FileInputStream</text:span><text:span text:style-name="T6">(</text:span><text:span text:style-name="T7">caminhoArquivo</text:span><text:span text:style-name="T6">)</text:span><text:span text:style-name="T3">;</text:span><text:line-break/><text:span text:style-name="T3"> <text:s text:c="7"/></text:span><text:span text:style-name="T2">ObjectInputStream </text:span><text:span text:style-name="T8">ois </text:span><text:span text:style-name="T3">= </text:span><text:span text:style-name="T1">new </text:span><text:span text:style-name="T2">ObjectInputStream</text:span><text:span text:style-name="T6">(</text:span><text:span text:style-name="T8">fin</text:span><text:span text:style-name="T6">)</text:span><text:span text:style-name="T3">;</text:span><text:line-break/><text:span text:style-name="T3"> <text:s text:c="7"/></text:span><text:span text:style-name="T2">RepositorioSanduiche </text:span><text:span text:style-name="T8">resp </text:span><text:span text:style-name="T3">= </text:span><text:span text:style-name="T6">(</text:span><text:span text:style-name="T2">RepositorioSanduiche</text:span><text:span text:style-name="T6">) </text:span><text:span text:style-name="T8">ois</text:span><text:span text:style-name="T3">.</text:span><text:span text:style-name="T9">readObject</text:span><text:span text:style-name="T6">()</text:span><text:span text:style-name="T3">;</text:span><text:line-break/><text:span text:style-name="T3"> <text:s text:c="7"/></text:span><text:span text:style-name="T8">ois</text:span><text:span text:style-name="T3">.</text:span><text:span text:style-name="T9">close</text:span><text:span text:style-name="T6">()</text:span><text:span text:style-name="T3">;</text:span><text:line-break/><text:span text:style-name="T3"> <text:s text:c="7"/></text:span><text:span text:style-name="T1">return </text:span><text:span text:style-name="T8">resp</text:span><text:span text:style-name="T3">;</text:span><text:line-break/><text:span text:style-name="T3"> <text:s text:c="3"/></text:span><text:span text:style-name="T4">}</text:span><text:line-break/><text:line-break/><text:line-break/><text:line-break/><text:span text:style-name="T4"> <text:s text:c="2"/></text:span><text:span text:style-name="T15">/* public static void salvarRepositorio(ArrayList&lt;Sanduiche&gt; sanduiches) <text:s/>{</text:span><text:line-break/><text:line-break/><text:span text:style-name="T15"> <text:s text:c="7"/>FileOutputStream fos = null;</text:span><text:line-break/><text:span text:style-name="T15"> <text:s text:c="7"/>ObjectOutputStream oss = null;</text:span><text:line-break/><text:span text:style-name="T15"> <text:s text:c="7"/>try {</text:span><text:line-break/><text:span text:style-name="T15"> <text:s text:c="11"/>fos = new FileOutputStream("sanduichedf.txt");</text:span><text:line-break/><text:span text:style-name="T15"> <text:s text:c="11"/>oss = new ObjectOutputStream(fos);</text:span><text:line-break/><text:span text:style-name="T15"> <text:s text:c="11"/>oss.writeObject(sanduiches);</text:span><text:line-break/><text:span text:style-name="T15"> <text:s text:c="7"/>}catch (FileNotFoundException e){</text:span><text:line-break/><text:span text:style-name="T15"> <text:s text:c="11"/>System.out.println("Arquivo nao encontrado!");</text:span><text:line-break/><text:span text:style-name="T15"> <text:s text:c="7"/>}catch (IOException e) {</text:span><text:line-break/><text:span text:style-name="T15"> <text:s text:c="11"/>System.out.println("Erro ao criar o arquivo!");</text:span><text:line-break/><text:span text:style-name="T15"> <text:s text:c="7"/>} finally {</text:span><text:line-break/><text:span text:style-name="T15"> <text:s text:c="11"/>if(oss != null){</text:span><text:line-break/><text:span text:style-name="T15"> <text:s text:c="15"/>try {</text:span><text:line-break/><text:span text:style-name="T15"> <text:s text:c="19"/>oss.close();</text:span><text:line-break/><text:span text:style-name="T15"> <text:s text:c="15"/>}catch (IOException e){</text:span><text:line-break/><text:span text:style-name="T15"> <text:s text:c="19"/>System.out.println("Erro ao fechar o arquivo!"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line-break/><text:span text:style-name="T15"> <text:s text:c="3"/>public static ArrayList&lt;Sanduiche&gt; carregarRepositorio(){</text:span><text:line-break/><text:span text:style-name="T15"> <text:s text:c="7"/>ArrayList&lt;Sanduiche&gt; sanduiches = null;</text:span><text:line-break/><text:span text:style-name="T15"> <text:s text:c="7"/>FileInputStream fis = null;</text:span><text:line-break/><text:span text:style-name="T15"> <text:s text:c="7"/>ObjectInputStream ois = null;</text:span><text:line-break/><text:span text:style-name="T15"> <text:s text:c="7"/>try {</text:span><text:line-break/><text:span text:style-name="T15"> <text:s text:c="11"/>fis = new FileInputStream("sanduichedf.txt");</text:span><text:line-break/><text:span text:style-name="T15"> <text:s text:c="11"/>ois = new ObjectInputStream(fis);</text:span><text:line-break/><text:span text:style-name="T15"> <text:s text:c="11"/>sanduiches = (ArrayList&lt;Sanduiche&gt;)ois.readObject();</text:span><text:line-break/><text:span text:style-name="T15"> <text:s text:c="11"/>return sanduiches;</text:span><text:line-break/><text:span text:style-name="T15"> <text:s text:c="7"/>}catch (ClassNotFoundException e){</text:span><text:line-break/><text:span text:style-name="T15"> <text:s text:c="11"/>System.out.println("Classe não encontrada.");</text:span><text:line-break/><text:span text:style-name="T15"> <text:s text:c="7"/>}catch (IOException e ){</text:span><text:line-break/><text:span text:style-name="T15"> <text:s text:c="11"/>System.out.println("Erro ao criar arquivo.");</text:span><text:line-break/><text:span text:style-name="T15"> <text:s text:c="7"/>} finally {</text:span><text:line-break/><text:span text:style-name="T15"> <text:s text:c="11"/>if(ois != null){</text:span><text:line-break/><text:span text:style-name="T15"> <text:s text:c="15"/>try {</text:span><text:line-break/><text:span text:style-name="T15"> <text:s text:c="19"/>ois.close();</text:span><text:line-break/><text:span text:style-name="T15"> <text:s text:c="15"/>} catch (IOException e){</text:span><text:line-break/><text:span text:style-name="T15"> <text:s text:c="19"/>System.out.println("Erro ao fechar o arquivo."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7"/>return null;</text:span><text:line-break/><text:soft-page-break/><text:span text:style-name="T15"> <text:s text:c="3"/>}*/</text:span><text:line-break/><text:line-break/><text:line-break/><text:line-break/><text:line-break/><text:span text:style-name="T4">}</text:span><text:line-break/><text:line-break/></text:p>
      <text:p text:style-name="Standard"/>
      <text:p text:style-name="Standard"/>
      <text:p text:style-name="P1"><text:span text:style-name="T1">package </text:span><text:span text:style-name="T2">Atividade11</text:span><text:span text:style-name="T3">;</text:span><text:line-break/><text:line-break/><text:span text:style-name="T1">public interface </text:span><text:span text:style-name="T2">Item </text:span><text:span text:style-name="T4">{</text:span><text:line-break/><text:line-break/><text:span text:style-name="T4"> <text:s text:c="3"/></text:span><text:span text:style-name="T1">int </text:span><text:span text:style-name="T9">getID</text:span><text:span text:style-name="T6">()</text:span><text:span text:style-name="T3">;</text:span><text:line-break/><text:line-break/><text:span text:style-name="T3"> <text:s text:c="3"/></text:span><text:span text:style-name="T1">void </text:span><text:span text:style-name="T9">setID</text:span><text:span text:style-name="T6">(</text:span><text:span text:style-name="T1">int </text:span><text:span text:style-name="T7">id</text:span><text:span text:style-name="T6">)</text:span><text:span text:style-name="T3">;</text:span><text:line-break/><text:line-break/><text:span text:style-name="T4">}</text:span><text:line-break/></text:p>
      <text:p text:style-name="Standard"/>
      <text:p text:style-name="Standard"/>
      <text:p text:style-name="P1"><text:span text:style-name="T1">package </text:span><text:span text:style-name="T2">Atividade11</text:span><text:span text:style-name="T3">;</text:span><text:line-break/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Main </text:span><text:span text:style-name="T1">extends </text:span><text:span text:style-name="T2">RepositorioSanduiche</text:span><text:span text:style-name="T4">{</text:span><text:line-break/><text:line-break/><text:span text:style-name="T4"> <text:s text:c="3"/></text:span><text:span text:style-name="T1">static final </text:span><text:span text:style-name="T2">String </text:span><text:span text:style-name="T12">opcoes </text:span><text:span text:style-name="T3">= </text:span><text:span text:style-name="T13">"Digite qual operacao voce deseja fazer: </text:span><text:span text:style-name="T9">\n</text:span><text:span text:style-name="T13">1 - Cadastrar Sanduiche. </text:span><text:span text:style-name="T9">\n</text:span><text:span text:style-name="T13">2 - Mostrar Sanduiches. " </text:span><text:span text:style-name="T3">+</text:span><text:line-break/><text:span text:style-name="T3"> <text:s text:c="11"/></text:span><text:span text:style-name="T13">"</text:span><text:span text:style-name="T9">\n</text:span><text:span text:style-name="T13">3 - Sair.</text:span><text:span text:style-name="T9">\n</text:span><text:span text:style-name="T13">"</text:span><text:span text:style-name="T3">;</text:span><text:line-break/><text:line-break/><text:span text:style-name="T3"> <text:s text:c="3"/></text:span><text:span text:style-name="T1">public static void </text:span><text:span text:style-name="T9">main</text:span><text:span text:style-name="T6">(</text:span><text:span text:style-name="T2">String</text:span><text:span text:style-name="T16">[] </text:span><text:span text:style-name="T7">args</text:span><text:span text:style-name="T6">) </text:span><text:span text:style-name="T4">{</text:span><text:line-break/><text:line-break/><text:span text:style-name="T4"> <text:s text:c="7"/></text:span><text:span text:style-name="T15">/*Sanduiche r = new Sanduiche();</text:span><text:line-break/><text:span text:style-name="T15"> <text:s text:c="7"/>r.cadastraSanduiche(new Sanduiche("Gato","Medio",2.1));</text:span><text:line-break/><text:span text:style-name="T15"> <text:s text:c="7"/>r.cadastraSanduiche(new Sanduiche("Pato","Pequeno",12.1));</text:span><text:line-break/><text:span text:style-name="T15"> <text:s text:c="7"/>r.mostraSanduiche();</text:span><text:line-break/><text:span text:style-name="T15"> <text:s text:c="7"/>r.removeSanduiche("Gato");</text:span><text:line-break/><text:span text:style-name="T15"> <text:s text:c="7"/>r.mostraSanduiche();</text:span><text:line-break/><text:span text:style-name="T15"> <text:s text:c="7"/>r.removeSanduiche("er");</text:span><text:line-break/><text:span text:style-name="T15"> <text:s text:c="7"/>r.cadastraSanduiche(new Sanduiche("Frango","Grande",2.3));</text:span><text:line-break/><text:span text:style-name="T15"> <text:s text:c="7"/>r.mostraSanduiche();</text:span><text:line-break/><text:span text:style-name="T15"> <text:s text:c="7"/>r.removeSanduiche("Pato");</text:span><text:line-break/><text:span text:style-name="T15"> <text:s text:c="7"/>r.mostraSanduiche();*/</text:span><text:line-break/><text:line-break/><text:span text:style-name="T15"> <text:s text:c="7"/>//RepositorioSanduiche repositorioSanduiche = new RepositorioSanduiche();</text:span><text:line-break/><text:span text:style-name="T15"> <text:s text:c="7"/>//repositorioSanduiche.cadastraSanduiche(new Sanduiche("Frango","Medio",12.0));</text:span><text:line-break/><text:span text:style-name="T15"> <text:s text:c="7"/>// repositorioSanduiche.mostraSanduiche();</text:span><text:line-break/><text:span text:style-name="T15"> <text:s text:c="7"/>//repositorioSanduiche.cadastraSanduiche(new Sanduiche("Bacon","Pequeno",2));</text:span><text:line-break/><text:span text:style-name="T15"> <text:s text:c="7"/>//repositorioSanduiche.mostraSanduiche();</text:span><text:line-break/><text:span text:style-name="T15"> <text:s text:c="7"/>//ArrayList&lt;Sanduiche&gt; sanduiches = new ArrayList&lt;Sanduiche&gt;();</text:span><text:line-break/><text:span text:style-name="T15"> <text:s text:c="7"/>//sanduiches.add(new Sanduiche("Bobs","MEdio",2));</text:span><text:line-break/><text:span text:style-name="T15"> <text:s text:c="7"/>//sanduiches.add(new Sanduiche("Bacon","p",1));</text:span><text:line-break/><text:span text:style-name="T15"> <text:s text:c="7"/>//repositorioSanduiche.salvarRepositorio(sanduiches);</text:span><text:line-break/><text:line-break/><text:soft-page-break/><text:span text:style-name="T15"> <text:s text:c="7"/>/*ArrayList&lt;Sanduiche&gt; sanduiches1 = <text:s/>repositorio(new Sanduiche("Bobs","Medio",12.9));</text:span><text:line-break/><text:span text:style-name="T15"> <text:s text:c="7"/>salvarRepositorio(sanduiches1);</text:span><text:line-break/><text:span text:style-name="T15"> <text:s text:c="7"/>ArrayList&lt;Sanduiche&gt; carregarSanduiches = carregarRepositorio();</text:span><text:line-break/><text:span text:style-name="T15"> <text:s text:c="7"/>mostraSanduiche(carregarSanduiches);*/</text:span><text:line-break/><text:line-break/><text:line-break/><text:line-break/><text:span text:style-name="T15"> <text:s text:c="7"/></text:span><text:span text:style-name="T2">Scanner </text:span><text:span text:style-name="T8">sc </text:span><text:span text:style-name="T3">= </text:span><text:span text:style-name="T1">new </text:span><text:span text:style-name="T2">Scanner</text:span><text:span text:style-name="T6">(</text:span><text:span text:style-name="T2">System</text:span><text:span text:style-name="T3">.</text:span><text:span text:style-name="T12">in</text:span><text:span text:style-name="T6">)</text:span><text:span text:style-name="T3">;</text:span><text:line-break/><text:span text:style-name="T3"> <text:s text:c="7"/></text:span><text:span text:style-name="T1">boolean </text:span><text:span text:style-name="T12">continuar </text:span><text:span text:style-name="T3">= </text:span><text:span text:style-name="T1">true</text:span><text:span text:style-name="T3">;</text:span><text:line-break/><text:span text:style-name="T3"> <text:s text:c="7"/></text:span><text:span text:style-name="T15">//RepositorioSanduiche s = new RepositorioSanduiche();</text:span><text:line-break/><text:span text:style-name="T15"> <text:s text:c="7"/>//ArrayList&lt;Sanduiche&gt; ss = s.sanduiches;</text:span><text:line-break/><text:span text:style-name="T15"> <text:s text:c="7"/>//ArrayList&lt;Sanduiche&gt; ca = carregarRepositorio();</text:span><text:line-break/><text:line-break/><text:span text:style-name="T15"> <text:s text:c="7"/></text:span><text:span text:style-name="T2">RepositorioSanduiche </text:span><text:span text:style-name="T12">repositorioSanduiche </text:span><text:span text:style-name="T3">= </text:span><text:span text:style-name="T1">null</text:span><text:span text:style-name="T3">;</text:span><text:line-break/><text:span text:style-name="T3"> <text:s text:c="7"/></text:span><text:span text:style-name="T2">String </text:span><text:span text:style-name="T8">arquivoRepositorio </text:span><text:span text:style-name="T3">= </text:span><text:span text:style-name="T13">"sanduiches.txt"</text:span><text:span text:style-name="T3">;</text:span><text:line-break/><text:span text:style-name="T3"> <text:s text:c="7"/></text:span><text:span text:style-name="T1">try </text:span><text:span text:style-name="T4">{</text:span><text:line-break/><text:span text:style-name="T4"> <text:s text:c="11"/></text:span><text:span text:style-name="T12">repositorioSanduiche </text:span><text:span text:style-name="T3">= </text:span><text:span text:style-name="T2">RepositorioSanduiche</text:span><text:span text:style-name="T3">.</text:span><text:span text:style-name="T10">carregarRepositorio</text:span><text:span text:style-name="T6">(</text:span><text:span text:style-name="T8">arquivoRepositorio</text:span><text:span text:style-name="T6">)</text:span><text:span text:style-name="T3">;</text:span><text:line-break/><text:span text:style-name="T3"> <text:s text:c="7"/></text:span><text:span text:style-name="T4">} </text:span><text:span text:style-name="T1">catch </text:span><text:span text:style-name="T6">(</text:span><text:span text:style-name="T2">IOException </text:span><text:span text:style-name="T7">e</text:span><text:span text:style-name="T6">) </text:span><text:span text:style-name="T4">{</text:span><text:line-break/><text:span text:style-name="T4"> <text:s text:c="11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3">"Nao foi possivel carregar o repositorio."</text:span><text:span text:style-name="T6">)</text:span><text:span text:style-name="T3">;</text:span><text:line-break/><text:span text:style-name="T3"> <text:s text:c="11"/></text:span><text:span text:style-name="T12">repositorioSanduiche </text:span><text:span text:style-name="T3">= </text:span><text:span text:style-name="T1">new </text:span><text:span text:style-name="T2">RepositorioSanduiche</text:span><text:span text:style-name="T6">()</text:span><text:span text:style-name="T3">;</text:span><text:line-break/><text:span text:style-name="T3"> <text:s text:c="7"/></text:span><text:span text:style-name="T4">} </text:span><text:span text:style-name="T1">catch </text:span><text:span text:style-name="T6">(</text:span><text:span text:style-name="T2">ClassNotFoundException </text:span><text:span text:style-name="T7">e</text:span><text:span text:style-name="T6">) </text:span><text:span text:style-name="T4">{</text:span><text:line-break/><text:span text:style-name="T4"> <text:s text:c="11"/></text:span><text:span text:style-name="T7">e</text:span><text:span text:style-name="T3">.</text:span><text:span text:style-name="T9">printStackTrace</text:span><text:span text:style-name="T6">()</text:span><text:span text:style-name="T3">;</text:span><text:line-break/><text:span text:style-name="T3"> <text:s text:c="7"/></text:span><text:span text:style-name="T4">}</text:span><text:line-break/><text:line-break/><text:span text:style-name="T4"> <text:s text:c="7"/></text:span><text:span text:style-name="T1">while </text:span><text:span text:style-name="T6">(</text:span><text:span text:style-name="T12">continuar</text:span><text:span text:style-name="T6">)</text:span><text:span text:style-name="T4">{</text:span><text:line-break/><text:span text:style-name="T4"> <text:s text:c="11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2">opcoes</text:span><text:span text:style-name="T6">)</text:span><text:span text:style-name="T3">;</text:span><text:span text:style-name="T15">// System.in is a standard input stream.</text:span><text:line-break/><text:span text:style-name="T15"> <text:s text:c="11"/></text:span><text:span text:style-name="T1">int </text:span><text:span text:style-name="T8">leitura </text:span><text:span text:style-name="T3">= </text:span><text:span text:style-name="T8">sc</text:span><text:span text:style-name="T3">.</text:span><text:span text:style-name="T9">nextInt</text:span><text:span text:style-name="T6">()</text:span><text:span text:style-name="T3">;</text:span><text:line-break/><text:line-break/><text:span text:style-name="T3"> <text:s text:c="11"/></text:span><text:span text:style-name="T1">if </text:span><text:span text:style-name="T6">(</text:span><text:span text:style-name="T8">leitura </text:span><text:span text:style-name="T3">== </text:span><text:span text:style-name="T12">1</text:span><text:span text:style-name="T6">)</text:span><text:span text:style-name="T4">{</text:span><text:line-break/><text:span text:style-name="T4"> <text:s text:c="15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3">"Digite o nome do Sanduiche: "</text:span><text:span text:style-name="T6">)</text:span><text:span text:style-name="T3">;</text:span><text:line-break/><text:span text:style-name="T3"> <text:s text:c="15"/></text:span><text:span text:style-name="T2">String </text:span><text:span text:style-name="T8">a </text:span><text:span text:style-name="T3">= </text:span><text:span text:style-name="T8">sc</text:span><text:span text:style-name="T3">.</text:span><text:span text:style-name="T9">nextLine</text:span><text:span text:style-name="T6">()</text:span><text:span text:style-name="T3">;</text:span><text:line-break/><text:span text:style-name="T3"> <text:s text:c="15"/></text:span><text:span text:style-name="T2">String </text:span><text:span text:style-name="T8">nome </text:span><text:span text:style-name="T3">= </text:span><text:span text:style-name="T8">sc</text:span><text:span text:style-name="T3">.</text:span><text:span text:style-name="T9">nextLine</text:span><text:span text:style-name="T6">()</text:span><text:span text:style-name="T3">;</text:span><text:line-break/><text:line-break/><text:span text:style-name="T3"> <text:s text:c="15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3">"Digite o tamanho do Sanduiche: "</text:span><text:span text:style-name="T6">)</text:span><text:span text:style-name="T3">;</text:span><text:line-break/><text:span text:style-name="T3"> <text:s text:c="15"/></text:span><text:span text:style-name="T2">String </text:span><text:span text:style-name="T8">tamanho </text:span><text:span text:style-name="T3">= </text:span><text:span text:style-name="T8">sc</text:span><text:span text:style-name="T3">.</text:span><text:span text:style-name="T9">next</text:span><text:span text:style-name="T6">()</text:span><text:span text:style-name="T3">;</text:span><text:line-break/><text:line-break/><text:span text:style-name="T3"> <text:s text:c="15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3">"Digite o preco do Sanduiche: "</text:span><text:span text:style-name="T6">)</text:span><text:span text:style-name="T3">;</text:span><text:line-break/><text:span text:style-name="T3"> <text:s text:c="15"/></text:span><text:span text:style-name="T1">double </text:span><text:span text:style-name="T8">preco </text:span><text:span text:style-name="T3">= </text:span><text:span text:style-name="T8">sc</text:span><text:span text:style-name="T3">.</text:span><text:span text:style-name="T9">nextDouble</text:span><text:span text:style-name="T6">()</text:span><text:span text:style-name="T3">;</text:span><text:line-break/><text:line-break/><text:span text:style-name="T3"> <text:s text:c="15"/></text:span><text:span text:style-name="T2">Item </text:span><text:span text:style-name="T8">sanduiche </text:span><text:span text:style-name="T3">= </text:span><text:span text:style-name="T1">new </text:span><text:span text:style-name="T2">Sanduiche2</text:span><text:span text:style-name="T6">(</text:span><text:span text:style-name="T8">nome</text:span><text:span text:style-name="T3">,</text:span><text:span text:style-name="T8">tamanho</text:span><text:span text:style-name="T3">,</text:span><text:span text:style-name="T8">preco</text:span><text:span text:style-name="T6">)</text:span><text:span text:style-name="T3">;</text:span><text:line-break/><text:span text:style-name="T3"> <text:s text:c="15"/></text:span><text:span text:style-name="T12">repositorioSanduiche</text:span><text:span text:style-name="T3">.</text:span><text:span text:style-name="T9">cadastraSanduiche</text:span><text:span text:style-name="T6">(</text:span><text:span text:style-name="T8">sanduiche</text:span><text:span text:style-name="T6">)</text:span><text:span text:style-name="T3">;</text:span><text:line-break/><text:span text:style-name="T3"> <text:s text:c="15"/></text:span><text:span text:style-name="T15">// salvando repositorio no arquivo</text:span><text:line-break/><text:span text:style-name="T15"> <text:s text:c="15"/></text:span><text:span text:style-name="T1">try </text:span><text:span text:style-name="T4">{</text:span><text:line-break/><text:span text:style-name="T4"> <text:s text:c="19"/></text:span><text:span text:style-name="T12">repositorioSanduiche</text:span><text:span text:style-name="T3">.</text:span><text:span text:style-name="T9">salvarRepositorio</text:span><text:span text:style-name="T6">(</text:span><text:span text:style-name="T8">arquivoRepositorio</text:span><text:span text:style-name="T6">)</text:span><text:span text:style-name="T3">;</text:span><text:line-break/><text:span text:style-name="T3"> <text:s text:c="15"/></text:span><text:span text:style-name="T4">} </text:span><text:span text:style-name="T1">catch </text:span><text:span text:style-name="T6">(</text:span><text:span text:style-name="T2">IOException </text:span><text:span text:style-name="T7">e</text:span><text:span text:style-name="T6">) </text:span><text:span text:style-name="T4">{</text:span><text:line-break/><text:span text:style-name="T4"> <text:s text:c="19"/></text:span><text:span text:style-name="T7">e</text:span><text:span text:style-name="T3">.</text:span><text:span text:style-name="T9">printStackTrace</text:span><text:span text:style-name="T6">()</text:span><text:span text:style-name="T3">;</text:span><text:line-break/><text:span text:style-name="T3"> <text:s text:c="19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13">"Nao foi poss</text:span><text:span text:style-name="T14">�</text:span><text:span text:style-name="T13">vel salvar o arquivo."</text:span><text:span text:style-name="T6">)</text:span><text:span text:style-name="T3">;</text:span><text:line-break/><text:span text:style-name="T3"> <text:s text:c="15"/></text:span><text:span text:style-name="T4">}</text:span><text:line-break/><text:line-break/><text:span text:style-name="T4"> <text:s text:c="11"/>} </text:span><text:span text:style-name="T1">else if </text:span><text:span text:style-name="T6">(</text:span><text:span text:style-name="T8">leitura </text:span><text:span text:style-name="T3">== </text:span><text:span text:style-name="T12">2</text:span><text:span text:style-name="T6">)</text:span><text:span text:style-name="T4">{</text:span><text:line-break/><text:span text:style-name="T4"> <text:s text:c="15"/></text:span><text:span text:style-name="T1">for </text:span><text:span text:style-name="T6">(</text:span><text:span text:style-name="T1">int </text:span><text:span text:style-name="T12">i </text:span><text:span text:style-name="T3">= </text:span><text:span text:style-name="T12">0</text:span><text:span text:style-name="T3">; </text:span><text:span text:style-name="T12">i</text:span><text:span text:style-name="T3">&lt; </text:span><text:span text:style-name="T12">repositorioSanduiche</text:span><text:span text:style-name="T3">.</text:span><text:span text:style-name="T9">ultimoID</text:span><text:span text:style-name="T6">()</text:span><text:span text:style-name="T3">; </text:span><text:span text:style-name="T12">i</text:span><text:span text:style-name="T3">++</text:span><text:span text:style-name="T6">)</text:span><text:span text:style-name="T4">{</text:span><text:line-break/><text:span text:style-name="T4"> <text:s text:c="19"/></text:span><text:span text:style-name="T2">Item </text:span><text:span text:style-name="T8">a </text:span><text:span text:style-name="T3">= </text:span><text:span text:style-name="T12">repositorioSanduiche</text:span><text:span text:style-name="T3">.</text:span><text:span text:style-name="T9">recuperar</text:span><text:span text:style-name="T6">(</text:span><text:span text:style-name="T12">i</text:span><text:span text:style-name="T6">)</text:span><text:span text:style-name="T3">;</text:span><text:line-break/><text:span text:style-name="T3"> <text:s text:c="19"/></text:span><text:span text:style-name="T2">System</text:span><text:span text:style-name="T3">.</text:span><text:span text:style-name="T12">out</text:span><text:span text:style-name="T3">.</text:span><text:span text:style-name="T9">println</text:span><text:span text:style-name="T6">(</text:span><text:span text:style-name="T8">a</text:span><text:span text:style-name="T6">)</text:span><text:span text:style-name="T3">;</text:span><text:line-break/><text:span text:style-name="T3"> <text:s text:c="15"/></text:span><text:span text:style-name="T4">}</text:span><text:line-break/><text:span text:style-name="T4"> <text:s text:c="11"/>}</text:span><text:line-break/><text:line-break/><text:span text:style-name="T4"> <text:s text:c="12"/></text:span><text:span text:style-name="T1">else if </text:span><text:span text:style-name="T6">(</text:span><text:span text:style-name="T8">leitura </text:span><text:span text:style-name="T3">== </text:span><text:span text:style-name="T12">3</text:span><text:span text:style-name="T6">) </text:span><text:span text:style-name="T4">{</text:span><text:line-break/><text:span text:style-name="T4"> <text:s text:c="15"/></text:span><text:span text:style-name="T12">continuar </text:span><text:span text:style-name="T3">= </text:span><text:span text:style-name="T1">false</text:span><text:span text:style-name="T3">;</text:span><text:line-break/><text:span text:style-name="T3"> <text:s text:c="11"/></text:span><text:span text:style-name="T4">}</text:span><text:line-break/><text:soft-page-break/><text:line-break/><text:line-break/><text:span text:style-name="T4"> <text:s text:c="7"/>}</text:span><text:line-break/><text:line-break/><text:line-break/><text:line-break/><text:span text:style-name="T15">/*</text:span><text:line-break/><text:span text:style-name="T15"> <text:s text:c="7"/>while (continuar){</text:span><text:line-break/><text:span text:style-name="T15"> <text:s text:c="11"/>System.out.println("Digite qual operacao voce deseja fazer: ");</text:span><text:line-break/><text:span text:style-name="T15"> <text:s text:c="11"/>int opcao = sc.nextInt();</text:span><text:line-break/><text:span text:style-name="T15"> <text:s text:c="11"/>RepositorioSanduiche s = new RepositorioSanduiche();</text:span><text:line-break/><text:span text:style-name="T15"> <text:s text:c="11"/>ArrayList&lt;Sanduiche&gt; ss = s.sanduiches;</text:span><text:line-break/><text:span text:style-name="T15"> <text:s text:c="11"/>salvarRepositorio(ss);</text:span><text:line-break/><text:span text:style-name="T15"> <text:s text:c="11"/>ArrayList&lt;Sanduiche&gt; ca = carregarRepositorio();</text:span><text:line-break/><text:line-break/><text:span text:style-name="T15"> <text:s text:c="11"/>if(opcao == 1){</text:span><text:line-break/><text:span text:style-name="T15"> <text:s text:c="15"/>System.out.println("Digite o nome do Sanduiche: ");</text:span><text:line-break/><text:span text:style-name="T15"> <text:s text:c="15"/>String nome = sc.next();</text:span><text:line-break/><text:line-break/><text:span text:style-name="T15"> <text:s text:c="15"/>System.out.println("Digite o tamanho do Sanduiche: ");</text:span><text:line-break/><text:span text:style-name="T15"> <text:s text:c="15"/>String tamanho = sc.next();</text:span><text:line-break/><text:line-break/><text:span text:style-name="T15"> <text:s text:c="15"/>System.out.println("Digite o preco do Sanduiche: ");</text:span><text:line-break/><text:span text:style-name="T15"> <text:s text:c="15"/>double preco = sc.nextDouble();</text:span><text:line-break/><text:line-break/><text:line-break/><text:span text:style-name="T15"> <text:s text:c="15"/>s.cadastraSanduiche(new Sanduiche(nome,tamanho,preco));</text:span><text:line-break/><text:line-break/><text:line-break/><text:line-break/><text:line-break/><text:span text:style-name="T15"> <text:s text:c="11"/>} else if (opcao == 2) {</text:span><text:line-break/><text:span text:style-name="T15"> <text:s text:c="15"/>System.out.println("Digite o nome do Sanduiche que deseja remover: ");</text:span><text:line-break/><text:span text:style-name="T15"> <text:s text:c="15"/>String nomeSandu = sc.nextLine();</text:span><text:line-break/><text:span text:style-name="T15"> <text:s text:c="11"/>} else if (opcao == 3) {</text:span><text:line-break/><text:span text:style-name="T15"> <text:s text:c="15"/>System.out.println("Lista de Sanduiches no Repositorio: ");</text:span><text:line-break/><text:span text:style-name="T15"> <text:s text:c="15"/>mostraSanduiche(ca);</text:span><text:line-break/><text:span text:style-name="T15"> <text:s text:c="11"/>}else {</text:span><text:line-break/><text:span text:style-name="T15"> <text:s text:c="15"/>continuar = false;</text:span><text:line-break/><text:span text:style-name="T15"> <text:s text:c="11"/>}</text:span><text:line-break/><text:span text:style-name="T15"> <text:s text:c="7"/>}</text:span><text:line-break/><text:line-break/><text:span text:style-name="T15">*/</text:span><text:line-break/><text:span text:style-name="T15"> <text:s text:c="7"/>// Final aqui</text:span><text:line-break/><text:line-break/><text:line-break/><text:line-break/><text:line-break/><text:span text:style-name="T15">/* <text:s text:c="7"/>System.out.println("Digite o nome do Sanduiche: ");</text:span><text:line-break/><text:span text:style-name="T15"> <text:s text:c="7"/>String nome = sc.nextLine();</text:span><text:line-break/><text:line-break/><text:span text:style-name="T15"> <text:s text:c="7"/>System.out.println("Digite o tamanho do Sanduiche: ");</text:span><text:line-break/><text:span text:style-name="T15"> <text:s text:c="7"/>String tamanho = sc.nextLine();</text:span><text:line-break/><text:line-break/><text:span text:style-name="T15"> <text:s text:c="7"/>System.out.println("Digite o preco do Sanduiche: ");</text:span><text:line-break/><text:span text:style-name="T15"> <text:s text:c="7"/>double preco = sc.nextDouble();</text:span><text:line-break/><text:line-break/><text:span text:style-name="T15"> <text:s text:c="7"/>RepositorioSanduiche s = new RepositorioSanduiche();</text:span><text:line-break/><text:soft-page-break/><text:span text:style-name="T15"> <text:s text:c="7"/>s.cadastraSanduiche(new Sanduiche("Gato","m",12.3));</text:span><text:line-break/><text:span text:style-name="T15"> <text:s text:c="7"/>s.cadastraSanduiche(new Sanduiche("Boi","p",1));</text:span><text:line-break/><text:span text:style-name="T15"> <text:s text:c="7"/>s.cadastraSanduiche(new Sanduiche(nome,tamanho,preco));</text:span><text:line-break/><text:span text:style-name="T15"> <text:s text:c="7"/>ArrayList&lt;Sanduiche&gt; ss = s.sanduiches;</text:span><text:line-break/><text:span text:style-name="T15"> <text:s text:c="7"/>salvarRepositorio(ss);</text:span><text:line-break/><text:span text:style-name="T15"> <text:s text:c="7"/>ArrayList&lt;Sanduiche&gt; ca = carregarRepositorio();</text:span><text:line-break/><text:span text:style-name="T15"> <text:s text:c="7"/>mostraSanduiche(ca);*/</text:span><text:line-break/><text:line-break/><text:line-break/><text:span text:style-name="T15"> <text:s text:c="3"/></text:span><text:span text:style-name="T4">}</text:span><text:line-break/><text:line-break/><text:line-break/><text:line-break/><text:line-break/><text:line-break/><text:line-break/><text:line-break/><text:span text:style-name="T4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9:45:31.041700877</meta:creation-date>
    <dc:date>2022-05-11T19:47:29.271509983</dc:date>
    <meta:editing-duration>PT1M58S</meta:editing-duration>
    <meta:editing-cycles>1</meta:editing-cycles>
    <meta:document-statistic meta:table-count="0" meta:image-count="0" meta:object-count="0" meta:page-count="8" meta:paragraph-count="5" meta:word-count="963" meta:character-count="12022" meta:non-whitespace-character-count="8354"/>
    <meta:generator>LibreOffice/6.4.7.2$Linux_X86_64 LibreOffice_project/40$Build-2</meta:generator>
  </office:meta>
</office:document-meta>
</file>